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2.506cm"/>
    </style:style>
    <style:style style:name="gr2" style:family="graphic" style:parent-style-name="objectwithoutfill">
      <style:graphic-properties draw:marker-end="Arrowhead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2.152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3.744cm"/>
    </style:style>
    <style:style style:name="gr5" style:family="graphic" style:parent-style-name="objectwithoutfill">
      <style:graphic-properties draw:marker-end="Arrowhead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878cm" fo:min-width="4.27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2.506cm"/>
    </style:style>
    <style:style style:name="gr8" style:family="graphic" style:parent-style-name="objectwithoutfill">
      <style:graphic-properties draw:marker-end="Arrowhead_20_3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3.566cm"/>
    </style:style>
    <style:style style:name="gr11" style:family="graphic" style:parent-style-name="standard">
      <style:graphic-properties draw:textarea-horizontal-align="justify" draw:textarea-vertical-align="middle" draw:auto-grow-height="false" fo:min-height="0.988cm" fo:min-width="3.744cm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3.214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3.3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5cm" svg:height="1.75cm" svg:x="8cm" svg:y="1.25cm">
          <text:p text:style-name="P1">princ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3cm" svg:x2="10cm" svg:y2="4.75cm">
          <text:p/>
        </draw:line>
        <draw:custom-shape draw:style-name="gr3" draw:text-style-name="P1" draw:layer="layout" svg:width="3.75cm" svg:height="2cm" svg:x="8.25cm" svg:y="4.75cm">
          <text:p text:style-name="P1">Arg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2cm" svg:x="7cm" svg:y="7.75cm">
          <text:p text:style-name="P1">Evalopzio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cm" svg:y1="6.75cm" svg:x2="10cm" svg:y2="7.75cm">
          <text:p/>
        </draw:line>
        <draw:custom-shape draw:style-name="gr6" draw:text-style-name="P1" draw:layer="layout" svg:width="6.75cm" svg:height="7.25cm" svg:x="13.5cm" svg:y="7cm">
          <text:p text:style-name="P1">VariabiliGloba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5cm" svg:height="2.5cm" svg:x="8cm" svg:y="10.75cm">
          <text:p text:style-name="P1">Loo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cm" svg:y1="9.75cm" svg:x2="10cm" svg:y2="10.75cm">
          <text:p/>
        </draw:line>
        <draw:line draw:style-name="gr9" draw:text-style-name="P2" draw:layer="layout" svg:x1="8.5cm" svg:y1="12.75cm" svg:x2="8.5cm" svg:y2="15.5cm">
          <text:p/>
        </draw:line>
        <draw:custom-shape draw:style-name="gr10" draw:text-style-name="P3" draw:layer="layout" svg:width="5.75cm" svg:height="2cm" svg:x="10.75cm" svg:y="15.5cm">
          <text:p text:style-name="P3">EstraiL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6cm" svg:height="1.75cm" svg:x="4.25cm" svg:y="15.5cm">
          <text:p text:style-name="P3">Test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75cm" svg:y1="13cm" svg:x2="11.75cm" svg:y2="15.75cm">
          <text:p/>
        </draw:line>
        <draw:custom-shape draw:style-name="gr12" draw:text-style-name="P3" draw:layer="layout" svg:width="5.25cm" svg:height="2.25cm" svg:x="4.25cm" svg:y="18.5cm">
          <text:p text:style-name="P3">TrovaDi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7.25cm" svg:y1="17cm" svg:x2="7.25cm" svg:y2="18.75cm">
          <text:p/>
        </draw:line>
        <draw:line draw:style-name="gr9" draw:text-style-name="P2" draw:layer="layout" svg:x1="10.25cm" svg:y1="13.25cm" svg:x2="10.25cm" svg:y2="22cm">
          <text:p/>
        </draw:line>
        <draw:custom-shape draw:style-name="gr13" draw:text-style-name="P3" draw:layer="layout" svg:width="5.5cm" svg:height="2cm" svg:x="7.5cm" svg:y="22.5cm">
          <text:p text:style-name="P3">ciclo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head_20_1" draw:display-name="Arrowhead 1" svg:viewBox="0 0 20 20" svg:d="M0 20l10-20 10 20z"/>
    <draw:marker draw:name="Arrowhead_20_2" draw:display-name="Arrowhead 2" svg:viewBox="0 0 20 20" svg:d="M0 20l10-20 10 20z"/>
    <draw:marker draw:name="Arrowhead_20_3" draw:display-name="Arrowhead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05T11:41:50.783021427</meta:creation-date>
    <dc:date>2024-02-07T11:39:22.405583616</dc:date>
    <meta:editing-duration>PT1H43M13S</meta:editing-duration>
    <meta:editing-cycles>4</meta:editing-cycles>
    <meta:generator>LibreOffice/6.1.5.2$Linux_X86_64 LibreOffice_project/10$Build-2</meta:generator>
    <meta:document-statistic meta:object-count="16"/>
  </office:meta>
</office:document-meta>
</file>